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fo:font-style="normal" style:font-size-asian="9.5pt" style:font-style-asian="normal" fo:background-color="#ffffff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Consolas" fo:font-size="13pt" fo:language="el" fo:country="GR" fo:font-weight="bold" officeooo:rsid="0013443c" officeooo:paragraph-rsid="0005ecfb" style:font-size-asian="13pt" style:font-weight-asian="bold" style:font-size-complex="13pt" style:font-weight-complex="bold" fo:background-color="#ffffff"/>
    </style:style>
    <style:style style:name="P3" style:family="paragraph" style:parent-style-name="Standard">
      <style:text-properties fo:language="el" fo:country="GR" officeooo:rsid="00185b14" officeooo:paragraph-rsid="0005ecfb"/>
    </style:style>
    <style:style style:name="P4" style:family="paragraph" style:parent-style-name="Standard">
      <style:text-properties fo:language="el" fo:country="GR" officeooo:rsid="0013443c" officeooo:paragraph-rsid="0005ecfb"/>
    </style:style>
    <style:style style:name="P5" style:family="paragraph" style:parent-style-name="Standard">
      <style:text-properties fo:language="en" fo:country="US" officeooo:rsid="0013443c" officeooo:paragraph-rsid="0005ecfb"/>
    </style:style>
    <style:style style:name="T1" style:family="text">
      <style:text-properties fo:color="#0000ff" loext:opacity="100%" style:font-name="Consolas" fo:font-size="9.5pt" style:font-size-asian="9.5pt" fo:background-color="#ffffff"/>
    </style:style>
    <style:style style:name="T2" style:family="text">
      <style:text-properties fo:color="#0000ff" loext:opacity="100%" style:font-name="Consolas" fo:font-size="9.5pt" fo:font-style="normal" style:font-size-asian="9.5pt" style:font-style-asian="normal" fo:background-color="#ffffff"/>
    </style:style>
    <style:style style:name="T3" style:family="text">
      <style:text-properties fo:color="#a31515" loext:opacity="100%" style:font-name="Consolas" fo:font-size="9.5pt" style:font-size-asian="9.5pt" fo:background-color="#ffffff"/>
    </style:style>
    <style:style style:name="T4" style:family="text">
      <style:text-properties fo:color="#a31515" loext:opacity="100%" style:font-name="Consolas" fo:font-size="9.5pt" fo:font-style="normal" style:font-size-asian="9.5pt" style:font-style-asian="normal" fo:background-color="#ffffff"/>
    </style:style>
    <style:style style:name="T5" style:family="text">
      <style:text-properties fo:color="#a000a0" loext:opacity="100%" style:font-name="Consolas" fo:font-size="9.5pt" fo:font-style="italic" style:font-size-asian="9.5pt" style:font-style-asian="italic" fo:background-color="#ffffff"/>
    </style:style>
    <style:style style:name="T6" style:family="text">
      <style:text-properties fo:color="#a000a0" loext:opacity="100%" style:font-name="Consolas" fo:font-size="9.5pt" fo:font-style="normal" style:font-size-asian="9.5pt" style:font-style-asian="normal" fo:background-color="#ffffff"/>
    </style:style>
    <style:style style:name="T7" style:family="text">
      <style:text-properties fo:color="#000000" loext:opacity="100%" style:font-name="Consolas" fo:font-size="9.5pt" fo:font-style="normal" style:font-size-asian="9.5pt" style:font-style-asian="normal" fo:background-color="#ffffff"/>
    </style:style>
    <style:style style:name="T8" style:family="text">
      <style:text-properties fo:color="#008000" loext:opacity="100%" style:font-name="Consolas" fo:font-size="9.5pt" fo:font-style="normal" style:font-size-asian="9.5pt" style:font-style-asian="normal" fo:background-color="#ffffff"/>
    </style:style>
    <style:style style:name="T9" style:family="text">
      <style:text-properties fo:color="#000080" loext:opacity="100%" style:font-name="Consolas" fo:font-size="9.5pt" fo:font-style="normal" style:font-size-asian="9.5pt" style:font-style-asian="normal" fo:background-color="#ffffff"/>
    </style:style>
    <style:style style:name="T10" style:family="text">
      <style:text-properties fo:color="#880000" loext:opacity="100%" style:font-name="Consolas" fo:font-size="9.5pt" fo:font-style="normal" style:font-size-asian="9.5pt" style:font-style-asian="normal" fo:background-color="#ffffff"/>
    </style:style>
    <style:style style:name="T11" style:family="text">
      <style:text-properties fo:color="#880000" loext:opacity="100%" style:font-name="Consolas" fo:font-size="9.5pt" fo:font-style="italic" style:font-size-asian="9.5pt" style:font-style-asian="italic" fo:background-color="#ffffff"/>
    </style:style>
    <style:style style:name="T12" style:family="text">
      <style:text-properties fo:language="en" fo:country="US" officeooo:rsid="0034abfe"/>
    </style:style>
    <style:style style:name="T13" style:family="text">
      <style:text-properties fo:language="en" fo:country="US" officeooo:rsid="0005ecfb"/>
    </style:style>
    <style:style style:name="T14" style:family="text">
      <style:text-properties officeooo:rsid="00188a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Εργαστήριο Μικρο<text:span text:style-name="T14">ϋ</text:span>πολογιστών</text:p>
      <text:p text:style-name="P4">Θοδωρής Παπαρρηγόπουλος</text:p>
      <text:p text:style-name="P5">el18040</text:p>
      <text:p text:style-name="P4">Ομάδα 21</text:p>
      <text:p text:style-name="P4"/>
      <text:p text:style-name="P2"><text:span text:style-name="T13">5</text:span><text:span text:style-name="T12">o</text:span> Εργαστήριο</text:p>
      <text:p text:style-name="Standard"><text:span text:style-name="T1"/></text:p>
      <text:p text:style-name="Standard"><text:span text:style-name="T1">#define</text:span><text:span text:style-name="T3"> </text:span><text:span text:style-name="T5">F_CPU</text:span><text:span text:style-name="T4"> </text:span><text:span text:style-name="T7">8000000</text:span><text:span text:style-name="T4"> </text:span><text:span text:style-name="T8">// FREQUENCY OF ATMEGA16</text:span></text:p>
      <text:p text:style-name="P1"/>
      <text:p text:style-name="Standard"><text:span text:style-name="T2">#include</text:span><text:span text:style-name="T4"> </text:span><text:span text:style-name="T7">&lt;xc.h&gt;</text:span></text:p>
      <text:p text:style-name="Standard"><text:span text:style-name="T2">#include</text:span><text:span text:style-name="T4"> </text:span><text:span text:style-name="T7">&lt;util/delay.h&gt;</text:span></text:p>
      <text:p text:style-name="Standard"><text:span text:style-name="T2">#include</text:span><text:span text:style-name="T4"> </text:span><text:span text:style-name="T7">&lt;avr/interrupt.h&gt;</text:span></text:p>
      <text:p text:style-name="Standard"><text:span text:style-name="T2">#include</text:span><text:span text:style-name="T4"> </text:span><text:span text:style-name="T7">&lt;stdio.h&gt;</text:span></text:p>
      <text:p text:style-name="P1"/>
      <text:p text:style-name="P1"/>
      <text:p text:style-name="Standard"><text:span text:style-name="T8">/* Global Variables */</text:span></text:p>
      <text:p text:style-name="Standard"><text:span text:style-name="T2">unsigned</text:span><text:span text:style-name="T4"> </text:span><text:span text:style-name="T2">char</text:span><text:span text:style-name="T4"> </text:span><text:span text:style-name="T9">mem</text:span><text:span text:style-name="T7">[2],</text:span><text:span text:style-name="T4"> </text:span><text:span text:style-name="T9">key_reg</text:span><text:span text:style-name="T7">[2];</text:span></text:p>
      <text:p text:style-name="Standard"><text:span text:style-name="T2">unsigned</text:span><text:span text:style-name="T4"> </text:span><text:span text:style-name="T2">char</text:span><text:span text:style-name="T4"> </text:span><text:span text:style-name="T9">value</text:span><text:span text:style-name="T7">;</text:span></text:p>
      <text:p text:style-name="Standard"><text:span text:style-name="T2">char</text:span><text:span text:style-name="T4"> </text:span><text:span text:style-name="T9">duty</text:span><text:span text:style-name="T4"> </text:span><text:span text:style-name="T7">=</text:span><text:span text:style-name="T4"> </text:span><text:span text:style-name="T7">0;</text:span></text:p>
      <text:p text:style-name="P1"/>
      <text:p text:style-name="P1"/>
      <text:p text:style-name="Standard"><text:span text:style-name="T8">// read from keypad</text:span></text:p>
      <text:p text:style-name="Standard"><text:span text:style-name="T2">static</text:span><text:span text:style-name="T4"> </text:span><text:span text:style-name="T2">unsigned</text:span><text:span text:style-name="T4"> </text:span><text:span text:style-name="T2">char</text:span><text:span text:style-name="T4"> </text:span><text:span text:style-name="T10">scan_row</text:span><text:span text:style-name="T7">(</text:span><text:span text:style-name="T2">int</text:span><text:span text:style-name="T4"> </text:span><text:span text:style-name="T9">i</text:span><text:span text:style-name="T7">);</text:span></text:p>
      <text:p text:style-name="Standard"><text:span text:style-name="T2">static</text:span><text:span text:style-name="T4"> </text:span><text:span text:style-name="T2">unsigned</text:span><text:span text:style-name="T4"> </text:span><text:span text:style-name="T2">char</text:span><text:span text:style-name="T4"> </text:span><text:span text:style-name="T10">swap</text:span><text:span text:style-name="T7">(</text:span><text:span text:style-name="T2">unsigned</text:span><text:span text:style-name="T4"> </text:span><text:span text:style-name="T2">char</text:span><text:span text:style-name="T4"> </text:span><text:span text:style-name="T9">x</text:span><text:span text:style-name="T7">);</text:span></text:p>
      <text:p text:style-name="Standard"><text:span text:style-name="T2">static</text:span><text:span text:style-name="T4"> </text:span><text:span text:style-name="T2">void</text:span><text:span text:style-name="T4"> </text:span><text:span text:style-name="T10">scan_keypad</text:span><text:span text:style-name="T7">();</text:span></text:p>
      <text:p text:style-name="Standard"><text:span text:style-name="T2">static</text:span><text:span text:style-name="T4"> </text:span><text:span text:style-name="T2">int</text:span><text:span text:style-name="T4"> </text:span><text:span text:style-name="T10">scan_keypad_rising_edge</text:span><text:span text:style-name="T7">();</text:span></text:p>
      <text:p text:style-name="Standard"><text:span text:style-name="T2">static</text:span><text:span text:style-name="T4"> </text:span><text:span text:style-name="T2">unsigned</text:span><text:span text:style-name="T4"> </text:span><text:span text:style-name="T2">char</text:span><text:span text:style-name="T4"> </text:span><text:span text:style-name="T10">keypad_to_ascii</text:span><text:span text:style-name="T7">();</text:span></text:p>
      <text:p text:style-name="P1"/>
      <text:p text:style-name="Standard"><text:span text:style-name="T8">// ADC related</text:span></text:p>
      <text:p text:style-name="Standard"><text:span text:style-name="T2">static</text:span><text:span text:style-name="T4"> </text:span><text:span text:style-name="T2">void</text:span><text:span text:style-name="T4"> </text:span><text:span text:style-name="T10">ADC_init</text:span><text:span text:style-name="T7">(</text:span><text:span text:style-name="T2">void</text:span><text:span text:style-name="T7">);</text:span></text:p>
      <text:p text:style-name="P1"/>
      <text:p text:style-name="Standard"><text:span text:style-name="T2">void</text:span><text:span text:style-name="T4"> </text:span><text:span text:style-name="T10">PWM_init</text:span><text:span text:style-name="T7">();</text:span></text:p>
      <text:p text:style-name="P1"/>
      <text:p text:style-name="Standard"><text:span text:style-name="T2">static</text:span><text:span text:style-name="T4"> </text:span><text:span text:style-name="T2">int</text:span><text:span text:style-name="T4"> </text:span><text:span text:style-name="T10">increase_duty</text:span><text:span text:style-name="T7">(</text:span><text:span text:style-name="T2">int</text:span><text:span text:style-name="T4"> </text:span><text:span text:style-name="T9">duty</text:span><text:span text:style-name="T7">);</text:span></text:p>
      <text:p text:style-name="Standard"><text:span text:style-name="T2">static</text:span><text:span text:style-name="T4"> </text:span><text:span text:style-name="T2">int</text:span><text:span text:style-name="T4"> </text:span><text:span text:style-name="T10">decrease_duty</text:span><text:span text:style-name="T7">(</text:span><text:span text:style-name="T2">int</text:span><text:span text:style-name="T4"> </text:span><text:span text:style-name="T9">duty</text:span><text:span text:style-name="T7">);</text:span></text:p>
      <text:p text:style-name="P1"/>
      <text:p text:style-name="Standard"><text:span text:style-name="T2">void</text:span><text:span text:style-name="T4"> </text:span><text:span text:style-name="T10">write_2_nibbles</text:span><text:span text:style-name="T7">(</text:span><text:span text:style-name="T2">unsigned</text:span><text:span text:style-name="T4"> </text:span><text:span text:style-name="T2">char</text:span><text:span text:style-name="T4"> </text:span><text:span text:style-name="T9">b</text:span><text:span text:style-name="T7">);</text:span></text:p>
      <text:p text:style-name="Standard"><text:span text:style-name="T2">void</text:span><text:span text:style-name="T4"> </text:span><text:span text:style-name="T10">lcd_data</text:span><text:span text:style-name="T7">(</text:span><text:span text:style-name="T2">unsigned</text:span><text:span text:style-name="T4"> </text:span><text:span text:style-name="T2">char</text:span><text:span text:style-name="T4"> </text:span><text:span text:style-name="T9">orisma</text:span><text:span text:style-name="T7">);</text:span></text:p>
      <text:p text:style-name="Standard"><text:span text:style-name="T2">void</text:span><text:span text:style-name="T4"> </text:span><text:span text:style-name="T10">lcd_command</text:span><text:span text:style-name="T7">(</text:span><text:span text:style-name="T2">unsigned</text:span><text:span text:style-name="T4"> </text:span><text:span text:style-name="T2">char</text:span><text:span text:style-name="T4"> </text:span><text:span text:style-name="T9">orisma1</text:span><text:span text:style-name="T7">);</text:span></text:p>
      <text:p text:style-name="Standard"><text:span text:style-name="T2">void</text:span><text:span text:style-name="T4"> </text:span><text:span text:style-name="T10">lcd_init</text:span><text:span text:style-name="T7">();</text:span></text:p>
      <text:p text:style-name="Standard"><text:span text:style-name="T2">void</text:span><text:span text:style-name="T4"> </text:span><text:span text:style-name="T10">lcd_write</text:span><text:span text:style-name="T7">(</text:span><text:span text:style-name="T2">unsigned</text:span><text:span text:style-name="T4"> </text:span><text:span text:style-name="T2">int</text:span><text:span text:style-name="T4"> </text:span><text:span text:style-name="T9">adc</text:span><text:span text:style-name="T7">);</text:span></text:p>
      <text:p text:style-name="P1"/>
      <text:p text:style-name="Standard"><text:span text:style-name="T6">ISR</text:span><text:span text:style-name="T7">(</text:span><text:span text:style-name="T6">ADC_vect</text:span><text:span text:style-name="T7">)</text:span><text:span text:style-name="T4"> </text:span><text:span text:style-name="T7">{</text:span><text:span text:style-name="T4"> </text:span><text:span text:style-name="T8">// ADC Interrupt routine</text:span></text:p>
      <text:p text:style-name="Standard"><text:span text:style-name="T4"><text:tab/></text:span><text:span text:style-name="T10">lcd_init</text:span><text:span text:style-name="T7">();</text:span></text:p>
      <text:p text:style-name="Standard"><text:span text:style-name="T4"><text:tab/></text:span><text:span text:style-name="T10">lcd_data</text:span><text:span text:style-name="T7">('V');</text:span></text:p>
      <text:p text:style-name="Standard"><text:span text:style-name="T4"><text:tab/></text:span><text:span text:style-name="T10">lcd_data</text:span><text:span text:style-name="T7">('o');</text:span></text:p>
      <text:p text:style-name="Standard"><text:span text:style-name="T4"><text:tab/></text:span><text:span text:style-name="T10">lcd_data</text:span><text:span text:style-name="T7">('1');</text:span></text:p>
      <text:p text:style-name="Standard"><text:span text:style-name="T4"><text:tab/></text:span><text:span text:style-name="T10">lcd_data</text:span><text:span text:style-name="T7">('\n');</text:span></text:p>
      <text:p text:style-name="Standard"><text:span text:style-name="T4"><text:tab/> <text:s/></text:span></text:p>
      <text:p text:style-name="Standard"><text:span text:style-name="T4"><text:tab/></text:span><text:span text:style-name="T2">unsigned</text:span><text:span text:style-name="T4"> </text:span><text:span text:style-name="T2">int</text:span><text:span text:style-name="T4"> </text:span><text:span text:style-name="T7">final</text:span><text:span text:style-name="T4"> </text:span><text:span text:style-name="T7">=</text:span><text:span text:style-name="T4"> </text:span><text:span text:style-name="T7">(5</text:span><text:span text:style-name="T4"> </text:span><text:span text:style-name="T7">*</text:span><text:span text:style-name="T4"> </text:span><text:span text:style-name="T6">ADC</text:span><text:span text:style-name="T4"> </text:span><text:span text:style-name="T7">/</text:span><text:span text:style-name="T4"> </text:span><text:span text:style-name="T7">1024.0</text:span><text:span text:style-name="T4"> </text:span><text:span text:style-name="T7">*</text:span><text:span text:style-name="T4"> </text:span><text:span text:style-name="T7">100);</text:span></text:p>
      <text:p text:style-name="Standard"><text:span text:style-name="T4"><text:tab/>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a</text:span><text:span text:style-name="T4"> </text:span><text:span text:style-name="T7">=</text:span><text:span text:style-name="T4"> </text:span><text:span text:style-name="T7">48</text:span><text:span text:style-name="T4"> </text:span><text:span text:style-name="T7">+</text:span><text:span text:style-name="T4"> </text:span><text:span text:style-name="T7">final/100;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b</text:span><text:span text:style-name="T4"> </text:span><text:span text:style-name="T7">=</text:span><text:span text:style-name="T4"> </text:span><text:span text:style-name="T7">48</text:span><text:span text:style-name="T4"> </text:span><text:span text:style-name="T7">+</text:span><text:span text:style-name="T4"> </text:span><text:span text:style-name="T7">(final%100)/10;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c</text:span><text:span text:style-name="T4"> </text:span><text:span text:style-name="T7">=</text:span><text:span text:style-name="T4"> </text:span><text:span text:style-name="T7">48</text:span><text:span text:style-name="T4"> </text:span><text:span text:style-name="T7">+</text:span><text:span text:style-name="T4"> </text:span><text:span text:style-name="T7">(final%100)%10;</text:span></text:p>
      <text:p text:style-name="Standard"><text:span text:style-name="T4"><text:tab/></text:span></text:p>
      <text:p text:style-name="Standard"><text:span text:style-name="T4"><text:tab/></text:span><text:span text:style-name="T10">lcd_data</text:span><text:span text:style-name="T7">(</text:span><text:span text:style-name="T9">a</text:span><text:span text:style-name="T7">);</text:span></text:p>
      <text:p text:style-name="Standard"><text:span text:style-name="T4"><text:tab/></text:span><text:span text:style-name="T10">lcd_data</text:span><text:span text:style-name="T7">('.');</text:span></text:p>
      <text:p text:style-name="Standard"><text:span text:style-name="T4"><text:tab/></text:span><text:span text:style-name="T10">lcd_data</text:span><text:span text:style-name="T7">(</text:span><text:span text:style-name="T9">b</text:span><text:span text:style-name="T7">);</text:span></text:p>
      <text:p text:style-name="Standard"><text:span text:style-name="T4"><text:tab/></text:span><text:span text:style-name="T10">lcd_data</text:span><text:span text:style-name="T7">(</text:span><text:span text:style-name="T9">c</text:span><text:span text:style-name="T7">);</text:span></text:p>
      <text:p text:style-name="Standard"><text:soft-page-break/><text:span text:style-name="T7">}</text:span></text:p>
      <text:p text:style-name="Standard"><text:span text:style-name="T2">int</text:span><text:span text:style-name="T4"> </text:span><text:span text:style-name="T10">main</text:span><text:span text:style-name="T7">(</text:span><text:span text:style-name="T2">void</text:span><text:span text:style-name="T7">)</text:span></text:p>
      <text:p text:style-name="Standard"><text:span text:style-name="T7">{</text:span></text:p>
      <text:p text:style-name="Standard"><text:span text:style-name="T4"><text:tab/></text:span><text:span text:style-name="T6">DDRD</text:span><text:span text:style-name="T4"> </text:span><text:span text:style-name="T7">=</text:span><text:span text:style-name="T4"> </text:span><text:span text:style-name="T7">0xff;</text:span></text:p>
      <text:p text:style-name="Standard"><text:span text:style-name="T4"><text:tab/></text:span><text:span text:style-name="T6">DDRC</text:span><text:span text:style-name="T4"> </text:span><text:span text:style-name="T7">=</text:span><text:span text:style-name="T4"> </text:span><text:span text:style-name="T7">0xf0;</text:span><text:span text:style-name="T4"> </text:span><text:span text:style-name="T8">// necessary for keypad</text:span></text:p>
      <text:p text:style-name="Standard"><text:span text:style-name="T4"><text:tab/></text:span></text:p>
      <text:p text:style-name="Standard"><text:span text:style-name="T4"><text:tab/></text:span><text:span text:style-name="T10">ADC_init</text:span><text:span text:style-name="T7">();</text:span></text:p>
      <text:p text:style-name="Standard"><text:span text:style-name="T4"><text:tab/></text:span><text:span text:style-name="T10">PWM_init</text:span><text:span text:style-name="T7">();</text:span></text:p>
      <text:p text:style-name="P1"/>
      <text:p text:style-name="Standard"><text:span text:style-name="T4"><text:tab/></text:span><text:span text:style-name="T2">asm</text:span><text:span text:style-name="T7">(</text:span><text:span text:style-name="T4">"sei"</text:span><text:span text:style-name="T7">);</text:span><text:span text:style-name="T4"> </text:span><text:span text:style-name="T8">// enable interupts</text:span></text:p>
      <text:p text:style-name="P1"/>
      <text:p text:style-name="Standard"><text:span text:style-name="T4"><text:tab/></text:span><text:span text:style-name="T10">lcd_init</text:span><text:span text:style-name="T7">();</text:span></text:p>
      <text:p text:style-name="Standard"><text:span text:style-name="T4"><text:tab/></text:span></text:p>
      <text:p text:style-name="P1"/>
      <text:p text:style-name="Standard"><text:span text:style-name="T4"><text:tab/></text:span><text:span text:style-name="T2">while</text:span><text:span text:style-name="T7">(1)</text:span></text:p>
      <text:p text:style-name="Standard"><text:span text:style-name="T4"><text:tab/></text:span><text:span text:style-name="T7">{</text:span></text:p>
      <text:p text:style-name="P1"/>
      <text:p text:style-name="Standard"><text:span text:style-name="T4"><text:tab/><text:tab/></text:span><text:span text:style-name="T9">mem</text:span><text:span text:style-name="T7">[0]</text:span><text:span text:style-name="T4"> </text:span><text:span text:style-name="T7">=</text:span><text:span text:style-name="T4"> </text:span><text:span text:style-name="T7">0;</text:span><text:span text:style-name="T4"> </text:span><text:span text:style-name="T8">// INITIALIZE RAM</text:span></text:p>
      <text:p text:style-name="Standard"><text:span text:style-name="T4"><text:tab/><text:tab/></text:span><text:span text:style-name="T9">mem</text:span><text:span text:style-name="T7">[1]</text:span><text:span text:style-name="T4"> </text:span><text:span text:style-name="T7">=</text:span><text:span text:style-name="T4"> </text:span><text:span text:style-name="T7">0;</text:span></text:p>
      <text:p text:style-name="Standard"><text:span text:style-name="T4"><text:tab/><text:tab/></text:span><text:span text:style-name="T2">if</text:span><text:span text:style-name="T4"> </text:span><text:span text:style-name="T7">(</text:span><text:span text:style-name="T10">scan_keypad_rising_edge</text:span><text:span text:style-name="T7">())</text:span><text:span text:style-name="T4"> </text:span><text:span text:style-name="T7">{</text:span></text:p>
      <text:p text:style-name="Standard"><text:span text:style-name="T4"><text:tab/><text:tab/><text:tab/></text:span><text:span text:style-name="T9">value</text:span><text:span text:style-name="T4"> </text:span><text:span text:style-name="T7">=</text:span><text:span text:style-name="T4"> </text:span><text:span text:style-name="T10">keypad_to_ascii</text:span><text:span text:style-name="T7">();</text:span></text:p>
      <text:p text:style-name="Standard"><text:span text:style-name="T4"><text:tab/><text:tab/><text:tab/></text:span><text:span text:style-name="T2">if</text:span><text:span text:style-name="T4"> </text:span><text:span text:style-name="T7">(</text:span><text:span text:style-name="T9">value</text:span><text:span text:style-name="T4"> </text:span><text:span text:style-name="T7">==</text:span><text:span text:style-name="T4"> </text:span><text:span text:style-name="T7">'1')</text:span><text:span text:style-name="T4"> </text:span><text:span text:style-name="T7">{</text:span></text:p>
      <text:p text:style-name="Standard"><text:span text:style-name="T4"><text:tab/><text:tab/><text:tab/><text:tab/></text:span><text:span text:style-name="T9">duty</text:span><text:span text:style-name="T4"> </text:span><text:span text:style-name="T7">=</text:span><text:span text:style-name="T4"> </text:span><text:span text:style-name="T10">increase_duty</text:span><text:span text:style-name="T7">(</text:span><text:span text:style-name="T9">duty</text:span><text:span text:style-name="T7">);</text:span></text:p>
      <text:p text:style-name="Standard"><text:span text:style-name="T4"><text:tab/><text:tab/><text:tab/><text:tab/></text:span><text:span text:style-name="T7">}</text:span><text:span text:style-name="T4"> </text:span><text:span text:style-name="T2">else</text:span><text:span text:style-name="T4"> </text:span><text:span text:style-name="T2">if</text:span><text:span text:style-name="T4"> </text:span><text:span text:style-name="T7">(</text:span><text:span text:style-name="T9">value</text:span><text:span text:style-name="T4"> </text:span><text:span text:style-name="T7">==</text:span><text:span text:style-name="T4"> </text:span><text:span text:style-name="T7">'2')</text:span><text:span text:style-name="T4"> </text:span><text:span text:style-name="T7">{</text:span></text:p>
      <text:p text:style-name="Standard"><text:span text:style-name="T4"><text:tab/><text:tab/><text:tab/><text:tab/></text:span><text:span text:style-name="T9">duty</text:span><text:span text:style-name="T4"> </text:span><text:span text:style-name="T7">=</text:span><text:span text:style-name="T4"> </text:span><text:span text:style-name="T10">decrease_duty</text:span><text:span text:style-name="T7">(</text:span><text:span text:style-name="T9">duty</text:span><text:span text:style-name="T7">);</text:span></text:p>
      <text:p text:style-name="Standard"><text:span text:style-name="T4"><text:tab/><text:tab/><text:tab/></text:span><text:span text:style-name="T7">}</text:span></text:p>
      <text:p text:style-name="Standard"><text:span text:style-name="T4"><text:tab/><text:tab/><text:tab/></text:span><text:span text:style-name="T6">OCR0</text:span><text:span text:style-name="T4"> </text:span><text:span text:style-name="T7">=</text:span><text:span text:style-name="T4"> </text:span><text:span text:style-name="T9">duty</text:span><text:span text:style-name="T7">;</text:span></text:p>
      <text:p text:style-name="Standard"><text:span text:style-name="T4"><text:tab/><text:tab/><text:tab/></text:span><text:span text:style-name="T6">ADCSRA</text:span><text:span text:style-name="T4"> </text:span><text:span text:style-name="T7">|=</text:span><text:span text:style-name="T4"> </text:span><text:span text:style-name="T7">1</text:span><text:span text:style-name="T4"> </text:span><text:span text:style-name="T7">&lt;&lt;</text:span><text:span text:style-name="T4"> </text:span><text:span text:style-name="T6">ADSC</text:span><text:span text:style-name="T7">;</text:span></text:p>
      <text:p text:style-name="Standard"><text:span text:style-name="T4"><text:tab/><text:tab/><text:tab/></text:span><text:span text:style-name="T11">_delay_ms</text:span><text:span text:style-name="T7">(8);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/text:p>
      <text:p text:style-name="Standard"><text:span text:style-name="T4"><text:tab/></text:span><text:span text:style-name="T7">}</text:span></text:p>
      <text:p text:style-name="Standard"><text:span text:style-name="T7">}</text:span></text:p>
      <text:p text:style-name="P1"/>
      <text:p text:style-name="P1"/>
      <text:p text:style-name="P1"/>
      <text:p text:style-name="Standard"><text:span text:style-name="T2">void</text:span><text:span text:style-name="T4"> </text:span><text:span text:style-name="T10">ADC_init</text:span><text:span text:style-name="T7">(</text:span><text:span text:style-name="T2">void</text:span><text:span text:style-name="T7">)</text:span><text:span text:style-name="T4"> </text:span><text:span text:style-name="T8">// Initialize ADC</text:span></text:p>
      <text:p text:style-name="Standard"><text:span text:style-name="T7">{</text:span></text:p>
      <text:p text:style-name="Standard"><text:span text:style-name="T4"><text:tab/></text:span><text:span text:style-name="T6">ADMUX</text:span><text:span text:style-name="T4"> </text:span><text:span text:style-name="T7">=</text:span><text:span text:style-name="T4"> </text:span><text:span text:style-name="T7">0x40;</text:span></text:p>
      <text:p text:style-name="Standard"><text:span text:style-name="T4"><text:tab/></text:span><text:span text:style-name="T6">ADCSRA</text:span><text:span text:style-name="T4"> </text:span><text:span text:style-name="T7">=</text:span><text:span text:style-name="T4"> </text:span><text:span text:style-name="T7">(1&lt;&lt;</text:span><text:span text:style-name="T6">ADEN</text:span><text:span text:style-name="T7">)</text:span><text:span text:style-name="T4"> </text:span><text:span text:style-name="T7">|</text:span><text:span text:style-name="T4"> </text:span><text:span text:style-name="T7">(1&lt;&lt;</text:span><text:span text:style-name="T6">ADIE</text:span><text:span text:style-name="T7">)|</text:span><text:span text:style-name="T4"> </text:span><text:span text:style-name="T7">(1&lt;&lt;</text:span><text:span text:style-name="T6">ADPS2</text:span><text:span text:style-name="T7">)|</text:span><text:span text:style-name="T4"> </text:span><text:span text:style-name="T7">(1&lt;&lt;</text:span><text:span text:style-name="T6">ADPS1</text:span><text:span text:style-name="T7">)|</text:span><text:span text:style-name="T4"> </text:span><text:span text:style-name="T7">(1&lt;&lt;</text:span><text:span text:style-name="T6">ADPS0</text:span><text:span text:style-name="T7">);</text:span></text:p>
      <text:p text:style-name="Standard"><text:span text:style-name="T7">}</text:span></text:p>
      <text:p text:style-name="P1"/>
      <text:p text:style-name="Standard"><text:span text:style-name="T2">void</text:span><text:span text:style-name="T4"> </text:span><text:span text:style-name="T10">PWM_init</text:span><text:span text:style-name="T7">()</text:span></text:p>
      <text:p text:style-name="Standard"><text:span text:style-name="T7">{</text:span></text:p>
      <text:p text:style-name="Standard"><text:span text:style-name="T4"><text:tab/></text:span><text:span text:style-name="T8">//set TMR0 in fast PWM mode with non-inverted output, prescale=8</text:span></text:p>
      <text:p text:style-name="Standard"><text:span text:style-name="T4"><text:tab/></text:span><text:span text:style-name="T6">TCCR0</text:span><text:span text:style-name="T4"> </text:span><text:span text:style-name="T7">=</text:span><text:span text:style-name="T4"> </text:span><text:span text:style-name="T7">(1&lt;&lt;</text:span><text:span text:style-name="T6">WGM00</text:span><text:span text:style-name="T7">)</text:span><text:span text:style-name="T4"> </text:span><text:span text:style-name="T7">|</text:span><text:span text:style-name="T4"> </text:span><text:span text:style-name="T7">(1&lt;&lt;</text:span><text:span text:style-name="T6">WGM01</text:span><text:span text:style-name="T7">)</text:span><text:span text:style-name="T4"> </text:span><text:span text:style-name="T7">|</text:span><text:span text:style-name="T4"> </text:span><text:span text:style-name="T7">(1&lt;&lt;</text:span><text:span text:style-name="T6">COM01</text:span><text:span text:style-name="T7">)</text:span><text:span text:style-name="T4"> </text:span><text:span text:style-name="T7">|</text:span><text:span text:style-name="T4"> </text:span><text:span text:style-name="T7">(1&lt;&lt;</text:span><text:span text:style-name="T6">CS01</text:span><text:span text:style-name="T7">);</text:span></text:p>
      <text:p text:style-name="Standard"><text:span text:style-name="T4"><text:tab/></text:span><text:span text:style-name="T6">DDRB</text:span><text:span text:style-name="T7">|=(1&lt;&lt;</text:span><text:span text:style-name="T6">PB3</text:span><text:span text:style-name="T7">);</text:span><text:span text:style-name="T4"> </text:span><text:span text:style-name="T8">//set PB3 pin as output</text:span></text:p>
      <text:p text:style-name="Standard"><text:span text:style-name="T7">}</text:span></text:p>
      <text:p text:style-name="P1"/>
      <text:p text:style-name="P1"/>
      <text:p text:style-name="Standard"><text:span text:style-name="T2">static</text:span><text:span text:style-name="T4"> </text:span><text:span text:style-name="T2">int</text:span><text:span text:style-name="T4"> </text:span><text:span text:style-name="T10">increase_duty</text:span><text:span text:style-name="T7">(</text:span><text:span text:style-name="T2">int</text:span><text:span text:style-name="T4"> </text:span><text:span text:style-name="T9">duty</text:span><text:span text:style-name="T7">)</text:span><text:span text:style-name="T4"> </text:span><text:span text:style-name="T7">{</text:span></text:p>
      <text:p text:style-name="Standard"><text:span text:style-name="T4"><text:tab/></text:span><text:span text:style-name="T7">++</text:span><text:span text:style-name="T9">duty</text:span><text:span text:style-name="T7">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duty</text:span><text:span text:style-name="T4"> </text:span><text:span text:style-name="T7">&gt;</text:span><text:span text:style-name="T4"> </text:span><text:span text:style-name="T7">255)</text:span></text:p>
      <text:p text:style-name="Standard"><text:span text:style-name="T4"><text:tab/></text:span><text:span text:style-name="T9">duty</text:span><text:span text:style-name="T4"> </text:span><text:span text:style-name="T7">=</text:span><text:span text:style-name="T4"> </text:span><text:span text:style-name="T7">0;</text:span></text:p>
      <text:p text:style-name="Standard"><text:span text:style-name="T4"><text:tab/></text:span><text:span text:style-name="T2">return</text:span><text:span text:style-name="T4"> </text:span><text:span text:style-name="T9">duty</text:span><text:span text:style-name="T7">;</text:span></text:p>
      <text:p text:style-name="Standard"><text:span text:style-name="T7">}</text:span></text:p>
      <text:p text:style-name="P1"/>
      <text:p text:style-name="Standard"><text:span text:style-name="T2">static</text:span><text:span text:style-name="T4"> </text:span><text:span text:style-name="T2">int</text:span><text:span text:style-name="T4"> </text:span><text:span text:style-name="T10">decrease_duty</text:span><text:span text:style-name="T7">(</text:span><text:span text:style-name="T2">int</text:span><text:span text:style-name="T4"> </text:span><text:span text:style-name="T9">duty</text:span><text:span text:style-name="T7">){</text:span></text:p>
      <text:p text:style-name="Standard"><text:span text:style-name="T4"><text:tab/></text:span><text:span text:style-name="T7">--</text:span><text:span text:style-name="T9">duty</text:span><text:span text:style-name="T7">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duty</text:span><text:span text:style-name="T4"> </text:span><text:span text:style-name="T7">&lt;</text:span><text:span text:style-name="T4"> </text:span><text:span text:style-name="T7">0)</text:span></text:p>
      <text:p text:style-name="Standard"><text:soft-page-break/><text:span text:style-name="T4"><text:tab/></text:span><text:span text:style-name="T9">duty</text:span><text:span text:style-name="T4"> </text:span><text:span text:style-name="T7">=</text:span><text:span text:style-name="T4"> </text:span><text:span text:style-name="T7">255;</text:span></text:p>
      <text:p text:style-name="Standard"><text:span text:style-name="T4"><text:tab/></text:span><text:span text:style-name="T2">return</text:span><text:span text:style-name="T4"> </text:span><text:span text:style-name="T9">duty</text:span><text:span text:style-name="T7">;</text:span></text:p>
      <text:p text:style-name="Standard"><text:span text:style-name="T7">}</text:span></text:p>
      <text:p text:style-name="P1"/>
      <text:p text:style-name="Standard"><text:span text:style-name="T2">void</text:span><text:span text:style-name="T4"> </text:span><text:span text:style-name="T10">lcd_write</text:span><text:span text:style-name="T7">(</text:span><text:span text:style-name="T2">unsigned</text:span><text:span text:style-name="T4"> </text:span><text:span text:style-name="T2">int</text:span><text:span text:style-name="T4"> </text:span><text:span text:style-name="T9">adc</text:span><text:span text:style-name="T7">)</text:span><text:span text:style-name="T4"> </text:span><text:span text:style-name="T7">{</text:span></text:p>
      <text:p text:style-name="Standard"><text:span text:style-name="T4"><text:tab/></text:span><text:span text:style-name="T10">lcd_init</text:span><text:span text:style-name="T7">();</text:span></text:p>
      <text:p text:style-name="Standard"><text:span text:style-name="T4"><text:tab/></text:span><text:span text:style-name="T10">lcd_data</text:span><text:span text:style-name="T7">('V');</text:span></text:p>
      <text:p text:style-name="Standard"><text:span text:style-name="T4"><text:tab/></text:span><text:span text:style-name="T10">lcd_data</text:span><text:span text:style-name="T7">('o');</text:span></text:p>
      <text:p text:style-name="Standard"><text:span text:style-name="T4"><text:tab/></text:span><text:span text:style-name="T10">lcd_data</text:span><text:span text:style-name="T7">('1');</text:span></text:p>
      <text:p text:style-name="Standard"><text:span text:style-name="T4"><text:tab/></text:span><text:span text:style-name="T10">lcd_data</text:span><text:span text:style-name="T7">('\n');</text:span></text:p>
      <text:p text:style-name="Standard"><text:span text:style-name="T4"><text:tab/></text:span></text:p>
      <text:p text:style-name="Standard"><text:span text:style-name="T4"><text:tab/></text:span><text:span text:style-name="T2">char</text:span><text:span text:style-name="T4"> </text:span><text:span text:style-name="T9">result</text:span><text:span text:style-name="T7">[8];</text:span></text:p>
      <text:p text:style-name="Standard"><text:span text:style-name="T4"><text:tab/></text:span><text:span text:style-name="T11">sprintf</text:span><text:span text:style-name="T7">(</text:span><text:span text:style-name="T9">result</text:span><text:span text:style-name="T7">,</text:span><text:span text:style-name="T4"> "%d"</text:span><text:span text:style-name="T7">,</text:span><text:span text:style-name="T4"> </text:span><text:span text:style-name="T9">duty</text:span><text:span text:style-name="T7">);</text:span></text:p>
      <text:p text:style-name="Standard"><text:span text:style-name="T4"><text:tab/></text:span></text:p>
      <text:p text:style-name="Standard"><text:span text:style-name="T4"><text:tab/></text:span><text:span text:style-name="T2">for</text:span><text:span text:style-name="T4"> </text:span><text:span text:style-name="T7">(</text:span><text:span text:style-name="T2">int</text:span><text:span text:style-name="T4"> </text:span><text:span text:style-name="T9">i</text:span><text:span text:style-name="T4"> </text:span><text:span text:style-name="T7">=</text:span><text:span text:style-name="T4"> </text:span><text:span text:style-name="T7">0;</text:span><text:span text:style-name="T4"> </text:span><text:span text:style-name="T9">i</text:span><text:span text:style-name="T4"> </text:span><text:span text:style-name="T7">&lt;</text:span><text:span text:style-name="T4"> </text:span><text:span text:style-name="T7">8;</text:span><text:span text:style-name="T4"> </text:span><text:span text:style-name="T7">++</text:span><text:span text:style-name="T9">i</text:span><text:span text:style-name="T7">)</text:span></text:p>
      <text:p text:style-name="Standard"><text:span text:style-name="T4"><text:tab/></text:span><text:span text:style-name="T10">lcd_data</text:span><text:span text:style-name="T7">((</text:span><text:span text:style-name="T2">char</text:span><text:span text:style-name="T7">)</text:span><text:span text:style-name="T9">result</text:span><text:span text:style-name="T7">[</text:span><text:span text:style-name="T9">i</text:span><text:span text:style-name="T7">]);</text:span></text:p>
      <text:p text:style-name="Standard"><text:span text:style-name="T4"><text:tab/></text:span></text:p>
      <text:p text:style-name="Standard"><text:span text:style-name="T7">}</text:span></text:p>
      <text:p text:style-name="P1"/>
      <text:p text:style-name="Standard"><text:span text:style-name="T2">unsigned</text:span><text:span text:style-name="T4"> </text:span><text:span text:style-name="T2">char</text:span><text:span text:style-name="T4"> </text:span><text:span text:style-name="T10">scan_row</text:span><text:span text:style-name="T7">(</text:span><text:span text:style-name="T2">int</text:span><text:span text:style-name="T4"> </text:span><text:span text:style-name="T9">i</text:span><text:span text:style-name="T7">)</text:span><text:span text:style-name="T4"> </text:span><text:span text:style-name="T7">{</text:span><text:span text:style-name="T4"> </text:span><text:span text:style-name="T8">// i = 1,2,3,4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a</text:span><text:span text:style-name="T4"> </text:span><text:span text:style-name="T7">=</text:span><text:span text:style-name="T4"> </text:span><text:span text:style-name="T7">(</text:span><text:span text:style-name="T4"> </text:span><text:span text:style-name="T7">1</text:span><text:span text:style-name="T4"> </text:span><text:span text:style-name="T7">&lt;&lt;</text:span><text:span text:style-name="T4"> </text:span><text:span text:style-name="T7">3</text:span><text:span text:style-name="T4"> </text:span><text:span text:style-name="T7">);</text:span><text:span text:style-name="T4"> </text:span><text:span text:style-name="T8">// SKIP 3 LSB</text:span></text:p>
      <text:p text:style-name="Standard"><text:span text:style-name="T4"><text:tab/></text:span><text:span text:style-name="T9">a</text:span><text:span text:style-name="T4"> </text:span><text:span text:style-name="T7">=</text:span><text:span text:style-name="T4"> </text:span><text:span text:style-name="T7">(</text:span><text:span text:style-name="T9">a</text:span><text:span text:style-name="T4"> </text:span><text:span text:style-name="T7">&lt;&lt;</text:span><text:span text:style-name="T4"> </text:span><text:span text:style-name="T9">i</text:span><text:span text:style-name="T7">);</text:span><text:span text:style-name="T4"> </text:span><text:span text:style-name="T8">// SELECT ROW ACCORDING TO FUNCTION INPUT i</text:span></text:p>
      <text:p text:style-name="Standard"><text:span text:style-name="T4"><text:tab/></text:span><text:span text:style-name="T6">PORTC</text:span><text:span text:style-name="T4"> </text:span><text:span text:style-name="T7">=</text:span><text:span text:style-name="T4"> </text:span><text:span text:style-name="T9">a</text:span><text:span text:style-name="T7">;</text:span><text:span text:style-name="T4"> </text:span><text:span text:style-name="T8">// WE SELECT ROW BY SETTING CORRESPONDING BIT TO 1</text:span></text:p>
      <text:p text:style-name="Standard"><text:span text:style-name="T4"><text:tab/></text:span><text:span text:style-name="T11">_delay_us</text:span><text:span text:style-name="T7">(500);</text:span><text:span text:style-name="T4"> </text:span><text:span text:style-name="T8">// DELAY FOR REMOTE USAGE</text:span></text:p>
      <text:p text:style-name="Standard"><text:span text:style-name="T4"><text:tab/></text:span><text:span text:style-name="T2">return</text:span><text:span text:style-name="T4"> </text:span><text:span text:style-name="T6">PINC</text:span><text:span text:style-name="T4"> </text:span><text:span text:style-name="T7">&amp;</text:span><text:span text:style-name="T4"> </text:span><text:span text:style-name="T7">0x0F;</text:span><text:span text:style-name="T4"> </text:span><text:span text:style-name="T8">// WE READ THE 4 LSB, '1' INDICATES SWITCH PUSHED</text:span></text:p>
      <text:p text:style-name="Standard"><text:span text:style-name="T7">}</text:span></text:p>
      <text:p text:style-name="Standard"><text:span text:style-name="T8">/* FUNCTION TO SWAP LO WITH HO BITS */</text:span></text:p>
      <text:p text:style-name="Standard"><text:span text:style-name="T2">unsigned</text:span><text:span text:style-name="T4"> </text:span><text:span text:style-name="T2">char</text:span><text:span text:style-name="T4"> </text:span><text:span text:style-name="T10">swap</text:span><text:span text:style-name="T7">(</text:span><text:span text:style-name="T2">unsigned</text:span><text:span text:style-name="T4"> </text:span><text:span text:style-name="T2">char</text:span><text:span text:style-name="T4"> </text:span><text:span text:style-name="T9">x</text:span><text:span text:style-name="T7">)</text:span><text:span text:style-name="T4"> </text:span><text:span text:style-name="T7">{</text:span></text:p>
      <text:p text:style-name="Standard"><text:span text:style-name="T4"><text:tab/></text:span><text:span text:style-name="T2">return</text:span><text:span text:style-name="T4"> </text:span><text:span text:style-name="T7">((</text:span><text:span text:style-name="T9">x</text:span><text:span text:style-name="T4"> </text:span><text:span text:style-name="T7">&amp;</text:span><text:span text:style-name="T4"> </text:span><text:span text:style-name="T7">0x0F)</text:span><text:span text:style-name="T4"> </text:span><text:span text:style-name="T7">&lt;&lt;</text:span><text:span text:style-name="T4"> </text:span><text:span text:style-name="T7">4</text:span><text:span text:style-name="T4"> </text:span><text:span text:style-name="T7">|</text:span><text:span text:style-name="T4"> </text:span><text:span text:style-name="T7">(</text:span><text:span text:style-name="T9">x</text:span><text:span text:style-name="T4"> </text:span><text:span text:style-name="T7">&amp;</text:span><text:span text:style-name="T4"> </text:span><text:span text:style-name="T7">0xF0)</text:span><text:span text:style-name="T4"> </text:span><text:span text:style-name="T7">&gt;&gt;</text:span><text:span text:style-name="T4"> </text:span><text:span text:style-name="T7">4);</text:span></text:p>
      <text:p text:style-name="Standard"><text:span text:style-name="T7">}</text:span></text:p>
      <text:p text:style-name="Standard"><text:span text:style-name="T8">/* SCAN ROWS(1..4) *DIFFERENT ORDER FROM EXERSISE DOCUMENT*</text:span></text:p>
      <text:p text:style-name="Standard"><text:span text:style-name="T8">* FIRST ROW: PC4-&gt;PC0: 1, PC4-&gt;PC1: 2, PC4-&gt;PC2: 3, PC4-&gt;PC3: A</text:span></text:p>
      <text:p text:style-name="Standard"><text:span text:style-name="T8">* SECOND ROW: PC5-&gt;PC0: 4, PC5-&gt;PC1: 5, PC5-&gt;PC2: 6, PC5-&gt;PC3: B</text:span></text:p>
      <text:p text:style-name="Standard"><text:span text:style-name="T8">* THIRD ROW: PC6-&gt;PC0: 7, PC6-&gt;PC1: 8, PC6-&gt;PC2: 9, PC6-&gt;PC3: C</text:span></text:p>
      <text:p text:style-name="Standard"><text:span text:style-name="T8">* FOURTH ROW: PC7-&gt;PC0: *, PC7-&gt;PC1: 0, PC7-&gt;PC2: #, PC7-&gt;PC3: D</text:span></text:p>
      <text:p text:style-name="Standard"><text:span text:style-name="T8">*/</text:span></text:p>
      <text:p text:style-name="Standard"><text:span text:style-name="T2">void</text:span><text:span text:style-name="T4"> </text:span><text:span text:style-name="T10">scan_keypad</text:span><text:span text:style-name="T7">()</text:span><text:span text:style-name="T4"> </text:span><text:span text:style-name="T7">{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i</text:span><text:span text:style-name="T7">;</text:span></text:p>
      <text:p text:style-name="Standard"><text:span text:style-name="T4"><text:tab/></text:span><text:span text:style-name="T8">// check row 1, 0b0001-ROW CORRESPONDING TO PC4</text:span></text:p>
      <text:p text:style-name="Standard"><text:span text:style-name="T4"><text:tab/></text:span><text:span text:style-name="T9">i</text:span><text:span text:style-name="T4"> </text:span><text:span text:style-name="T7">=</text:span><text:span text:style-name="T4"> </text:span><text:span text:style-name="T10">scan_row</text:span><text:span text:style-name="T7">(1);</text:span></text:p>
      <text:p text:style-name="Standard"><text:span text:style-name="T4"><text:tab/></text:span><text:span text:style-name="T9">key_reg</text:span><text:span text:style-name="T7">[1]</text:span><text:span text:style-name="T4"> </text:span><text:span text:style-name="T7">=</text:span><text:span text:style-name="T4"> </text:span><text:span text:style-name="T10">swap</text:span><text:span text:style-name="T7">(</text:span><text:span text:style-name="T9">i</text:span><text:span text:style-name="T7">);</text:span><text:span text:style-name="T4"> </text:span><text:span text:style-name="T8">//key_reg[1] = first_row(4 MSB)-0000</text:span></text:p>
      <text:p text:style-name="Standard"><text:span text:style-name="T4"><text:tab/></text:span><text:span text:style-name="T8">// check row 2, 0b0010-ROW CORRESPONDING TO PC5</text:span></text:p>
      <text:p text:style-name="Standard"><text:span text:style-name="T4"><text:tab/></text:span><text:span text:style-name="T9">i</text:span><text:span text:style-name="T4"> </text:span><text:span text:style-name="T7">=</text:span><text:span text:style-name="T4"> </text:span><text:span text:style-name="T10">scan_row</text:span><text:span text:style-name="T7">(2);</text:span></text:p>
      <text:p text:style-name="Standard"><text:span text:style-name="T4"><text:tab/></text:span><text:span text:style-name="T9">key_reg</text:span><text:span text:style-name="T7">[1]</text:span><text:span text:style-name="T4"> </text:span><text:span text:style-name="T7">+=</text:span><text:span text:style-name="T4"> </text:span><text:span text:style-name="T9">i</text:span><text:span text:style-name="T7">;</text:span><text:span text:style-name="T4"> </text:span><text:span text:style-name="T8">//key_reg[1] = first_row(4 MSB)-second_row(4 LSB)</text:span></text:p>
      <text:p text:style-name="Standard"><text:span text:style-name="T4"><text:tab/></text:span><text:span text:style-name="T8">// check row 3, 0b0100-ROW CORRESPONDING TO PC6</text:span></text:p>
      <text:p text:style-name="Standard"><text:span text:style-name="T4"><text:tab/></text:span><text:span text:style-name="T9">i</text:span><text:span text:style-name="T4"> </text:span><text:span text:style-name="T7">=</text:span><text:span text:style-name="T4"> </text:span><text:span text:style-name="T10">scan_row</text:span><text:span text:style-name="T7">(3);</text:span></text:p>
      <text:p text:style-name="Standard"><text:span text:style-name="T4"><text:tab/></text:span><text:span text:style-name="T9">key_reg</text:span><text:span text:style-name="T7">[0]</text:span><text:span text:style-name="T4"> </text:span><text:span text:style-name="T7">=</text:span><text:span text:style-name="T4"> </text:span><text:span text:style-name="T10">swap</text:span><text:span text:style-name="T7">(</text:span><text:span text:style-name="T9">i</text:span><text:span text:style-name="T7">);</text:span><text:span text:style-name="T4"> </text:span><text:span text:style-name="T8">//key_reg[0] = third_row(4 MSB) -0000</text:span></text:p>
      <text:p text:style-name="Standard"><text:span text:style-name="T4"><text:tab/></text:span><text:span text:style-name="T8">// check row 4, 0b1000-ROW CORRESPONDING TO PC7</text:span></text:p>
      <text:p text:style-name="Standard"><text:span text:style-name="T4"><text:tab/></text:span><text:span text:style-name="T9">i</text:span><text:span text:style-name="T4"> </text:span><text:span text:style-name="T7">=</text:span><text:span text:style-name="T4"> </text:span><text:span text:style-name="T10">scan_row</text:span><text:span text:style-name="T7">(4);</text:span></text:p>
      <text:p text:style-name="Standard"><text:span text:style-name="T4"><text:tab/></text:span><text:span text:style-name="T9">key_reg</text:span><text:span text:style-name="T7">[0]</text:span><text:span text:style-name="T4"> </text:span><text:span text:style-name="T7">+=</text:span><text:span text:style-name="T4"> </text:span><text:span text:style-name="T9">i</text:span><text:span text:style-name="T7">;</text:span><text:span text:style-name="T4"> </text:span><text:span text:style-name="T8">//key_reg[0] = third_row(4 MSB)-fourth_row(4 LSB)</text:span></text:p>
      <text:p text:style-name="Standard"><text:span text:style-name="T4"><text:tab/></text:span><text:span text:style-name="T6">PORTC</text:span><text:span text:style-name="T4"> </text:span><text:span text:style-name="T7">=</text:span><text:span text:style-name="T4"> </text:span><text:span text:style-name="T7">0x00;</text:span><text:span text:style-name="T4"> </text:span><text:span text:style-name="T8">// added for remote usage</text:span></text:p>
      <text:p text:style-name="Standard"><text:span text:style-name="T7">}</text:span></text:p>
      <text:p text:style-name="Standard"><text:span text:style-name="T2">int</text:span><text:span text:style-name="T4"> </text:span><text:span text:style-name="T10">scan_keypad_rising_edge</text:span><text:span text:style-name="T7">()</text:span><text:span text:style-name="T4"> </text:span><text:span text:style-name="T7">{</text:span></text:p>
      <text:p text:style-name="Standard"><text:span text:style-name="T4"><text:tab/></text:span><text:span text:style-name="T8">// CHECK KEYPAD</text:span></text:p>
      <text:p text:style-name="Standard"><text:span text:style-name="T4"><text:tab/></text:span><text:span text:style-name="T10">scan_keypad</text:span><text:span text:style-name="T7">();</text:span><text:span text:style-name="T4"> </text:span><text:span text:style-name="T8">// RETURNS RESULTS IN key_reg</text:span></text:p>
      <text:p text:style-name="Standard"><text:span text:style-name="T4"><text:tab/></text:span><text:span text:style-name="T8">// ADD TEMPORARY VARIABLES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tmp_keypad</text:span><text:span text:style-name="T7">[2];</text:span></text:p>
      <text:p text:style-name="Standard"><text:span text:style-name="T4"><text:tab/></text:span><text:span text:style-name="T9">tmp_keypad</text:span><text:span text:style-name="T7">[0]</text:span><text:span text:style-name="T4"> </text:span><text:span text:style-name="T7">=</text:span><text:span text:style-name="T4"> </text:span><text:span text:style-name="T9">key_reg</text:span><text:span text:style-name="T7">[0];</text:span><text:span text:style-name="T4"> </text:span><text:span text:style-name="T8">//tmp_keypad HOLD ACQUIRED DATA FROM SCAN_KEYPAD()</text:span></text:p>
      <text:p text:style-name="Standard"><text:span text:style-name="T4"><text:tab/></text:span><text:span text:style-name="T9">tmp_keypad</text:span><text:span text:style-name="T7">[1]</text:span><text:span text:style-name="T4"> </text:span><text:span text:style-name="T7">=</text:span><text:span text:style-name="T4"> </text:span><text:span text:style-name="T9">key_reg</text:span><text:span text:style-name="T7">[1];</text:span></text:p>
      <text:p text:style-name="Standard"><text:span text:style-name="T4"><text:tab/></text:span><text:span text:style-name="T11">_delay_ms</text:span><text:span text:style-name="T7">(0x15);</text:span><text:span text:style-name="T4"> </text:span><text:span text:style-name="T8">// APOFYGH SPINTHIRISMOU</text:span></text:p>
      <text:p text:style-name="Standard"><text:soft-page-break/><text:span text:style-name="T4"><text:tab/></text:span><text:span text:style-name="T10">scan_keypad</text:span><text:span text:style-name="T7">();</text:span></text:p>
      <text:p text:style-name="Standard"><text:span text:style-name="T4"><text:tab/></text:span><text:span text:style-name="T9">key_reg</text:span><text:span text:style-name="T7">[0]</text:span><text:span text:style-name="T4"> </text:span><text:span text:style-name="T7">&amp;=</text:span><text:span text:style-name="T4"> </text:span><text:span text:style-name="T9">tmp_keypad</text:span><text:span text:style-name="T7">[0];</text:span><text:span text:style-name="T4"> </text:span><text:span text:style-name="T8">// APPORIPSE TIS TIMES POU EMFANISAN SPINTHIRISMO</text:span></text:p>
      <text:p text:style-name="Standard"><text:span text:style-name="T4"><text:tab/></text:span><text:span text:style-name="T9">key_reg</text:span><text:span text:style-name="T7">[1]</text:span><text:span text:style-name="T4"> </text:span><text:span text:style-name="T7">&amp;=</text:span><text:span text:style-name="T4"> </text:span><text:span text:style-name="T9">tmp_keypad</text:span><text:span text:style-name="T7">[1];</text:span></text:p>
      <text:p text:style-name="Standard"><text:span text:style-name="T4"><text:tab/></text:span><text:span text:style-name="T9">tmp_keypad</text:span><text:span text:style-name="T7">[0]</text:span><text:span text:style-name="T4"> </text:span><text:span text:style-name="T7">=</text:span><text:span text:style-name="T4"> </text:span><text:span text:style-name="T9">mem</text:span><text:span text:style-name="T7">[0];</text:span><text:span text:style-name="T4"> </text:span><text:span text:style-name="T8">// BRING LAST STATE OF SWITCHES FROM RAMTO tmp_keypad</text:span></text:p>
      <text:p text:style-name="Standard"><text:span text:style-name="T4"><text:tab/></text:span><text:span text:style-name="T9">tmp_keypad</text:span><text:span text:style-name="T7">[1]</text:span><text:span text:style-name="T4"> </text:span><text:span text:style-name="T7">=</text:span><text:span text:style-name="T4"> </text:span><text:span text:style-name="T9">mem</text:span><text:span text:style-name="T7">[1];</text:span></text:p>
      <text:p text:style-name="Standard"><text:span text:style-name="T4"><text:tab/></text:span><text:span text:style-name="T9">mem</text:span><text:span text:style-name="T7">[0]</text:span><text:span text:style-name="T4"> </text:span><text:span text:style-name="T7">=</text:span><text:span text:style-name="T4"> </text:span><text:span text:style-name="T9">key_reg</text:span><text:span text:style-name="T7">[0];</text:span><text:span text:style-name="T4"> </text:span><text:span text:style-name="T8">// STORE NEW KEYPAD STATE IN RAM FOR FUTURE CALL</text:span></text:p>
      <text:p text:style-name="Standard"><text:span text:style-name="T4"><text:tab/></text:span><text:span text:style-name="T9">mem</text:span><text:span text:style-name="T7">[1]</text:span><text:span text:style-name="T4"> </text:span><text:span text:style-name="T7">=</text:span><text:span text:style-name="T4"> </text:span><text:span text:style-name="T9">key_reg</text:span><text:span text:style-name="T7">[1];</text:span></text:p>
      <text:p text:style-name="Standard"><text:span text:style-name="T4"><text:tab/></text:span><text:span text:style-name="T9">key_reg</text:span><text:span text:style-name="T7">[0]</text:span><text:span text:style-name="T4"> </text:span><text:span text:style-name="T7">&amp;=</text:span><text:span text:style-name="T4"> </text:span><text:span text:style-name="T7">~</text:span><text:span text:style-name="T9">tmp_keypad</text:span><text:span text:style-name="T7">[0];</text:span><text:span text:style-name="T4"> </text:span><text:span text:style-name="T8">// FIND KEYPAD SWITCHES THAT HAVE JUST BEEN PRESSED</text:span></text:p>
      <text:p text:style-name="Standard"><text:span text:style-name="T4"><text:tab/></text:span><text:span text:style-name="T9">key_reg</text:span><text:span text:style-name="T7">[1]</text:span><text:span text:style-name="T4"> </text:span><text:span text:style-name="T7">&amp;=</text:span><text:span text:style-name="T4"> </text:span><text:span text:style-name="T7">~</text:span><text:span text:style-name="T9">tmp_keypad</text:span><text:span text:style-name="T7">[1];</text:span></text:p>
      <text:p text:style-name="Standard"><text:span text:style-name="T4"><text:tab/></text:span><text:span text:style-name="T2">return</text:span><text:span text:style-name="T4"> </text:span><text:span text:style-name="T7">(</text:span><text:span text:style-name="T9">key_reg</text:span><text:span text:style-name="T7">[0]</text:span><text:span text:style-name="T4"> </text:span><text:span text:style-name="T7">||</text:span><text:span text:style-name="T4"> </text:span><text:span text:style-name="T9">key_reg</text:span><text:span text:style-name="T7">[1]);</text:span><text:span text:style-name="T4"> </text:span><text:span text:style-name="T8">// 16 BIT VALUE INDICATING FRESHLY PRESSED SWITCHES - RETURNS 0 IF NO SWITCH PRESSED</text:span></text:p>
      <text:p text:style-name="Standard"><text:span text:style-name="T7">}</text:span></text:p>
      <text:p text:style-name="Standard"><text:span text:style-name="T8">/* CONVERT VALUE TO ASCII CODE *CHECK COMMENT ABOVE SCAN_KEYPAD FOR CORRESPONDENCE</text:span></text:p>
      <text:p text:style-name="Standard"><text:span text:style-name="T8">* key_reg[0] = third_row(4 MSB)-fourth_row(4 LSB)</text:span></text:p>
      <text:p text:style-name="Standard"><text:span text:style-name="T8">* key_reg[1] = first_row(4 MSB)-second_row(4 LSB)</text:span></text:p>
      <text:p text:style-name="Standard"><text:span text:style-name="T8">* LSB -&gt; MSB == LEFT -&gt; RIGHT IN KEYPAD */</text:span></text:p>
      <text:p text:style-name="Standard"><text:span text:style-name="T2">unsigned</text:span><text:span text:style-name="T4"> </text:span><text:span text:style-name="T2">char</text:span><text:span text:style-name="T4"> </text:span><text:span text:style-name="T10">keypad_to_ascii</text:span><text:span text:style-name="T7">()</text:span><text:span text:style-name="T4"> </text:span><text:span text:style-name="T7">{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0]</text:span><text:span text:style-name="T4"> </text:span><text:span text:style-name="T7">&amp;</text:span><text:span text:style-name="T4"> </text:span><text:span text:style-name="T7">0x01)</text:span></text:p>
      <text:p text:style-name="Standard"><text:span text:style-name="T4"><text:tab/></text:span><text:span text:style-name="T2">return</text:span><text:span text:style-name="T4"> </text:span><text:span text:style-name="T7">'*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0]</text:span><text:span text:style-name="T4"> </text:span><text:span text:style-name="T7">&amp;</text:span><text:span text:style-name="T4"> </text:span><text:span text:style-name="T7">0x02)</text:span></text:p>
      <text:p text:style-name="Standard"><text:span text:style-name="T4"><text:tab/></text:span><text:span text:style-name="T2">return</text:span><text:span text:style-name="T4"> </text:span><text:span text:style-name="T7">'0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0]</text:span><text:span text:style-name="T4"> </text:span><text:span text:style-name="T7">&amp;</text:span><text:span text:style-name="T4"> </text:span><text:span text:style-name="T7">0x04)</text:span></text:p>
      <text:p text:style-name="Standard"><text:span text:style-name="T4"><text:tab/></text:span><text:span text:style-name="T2">return</text:span><text:span text:style-name="T4"> </text:span><text:span text:style-name="T7">'#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0]</text:span><text:span text:style-name="T4"> </text:span><text:span text:style-name="T7">&amp;</text:span><text:span text:style-name="T4"> </text:span><text:span text:style-name="T7">0x08)</text:span></text:p>
      <text:p text:style-name="Standard"><text:span text:style-name="T4"><text:tab/></text:span><text:span text:style-name="T2">return</text:span><text:span text:style-name="T4"> </text:span><text:span text:style-name="T7">'D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0]</text:span><text:span text:style-name="T4"> </text:span><text:span text:style-name="T7">&amp;</text:span><text:span text:style-name="T4"> </text:span><text:span text:style-name="T7">0x10)</text:span></text:p>
      <text:p text:style-name="Standard"><text:span text:style-name="T4"><text:tab/></text:span><text:span text:style-name="T2">return</text:span><text:span text:style-name="T4"> </text:span><text:span text:style-name="T7">'7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0]</text:span><text:span text:style-name="T4"> </text:span><text:span text:style-name="T7">&amp;</text:span><text:span text:style-name="T4"> </text:span><text:span text:style-name="T7">0x20)</text:span></text:p>
      <text:p text:style-name="Standard"><text:span text:style-name="T4"><text:tab/></text:span><text:span text:style-name="T2">return</text:span><text:span text:style-name="T4"> </text:span><text:span text:style-name="T7">'8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0]</text:span><text:span text:style-name="T4"> </text:span><text:span text:style-name="T7">&amp;</text:span><text:span text:style-name="T4"> </text:span><text:span text:style-name="T7">0x40)</text:span></text:p>
      <text:p text:style-name="Standard"><text:span text:style-name="T4"><text:tab/></text:span><text:span text:style-name="T2">return</text:span><text:span text:style-name="T4"> </text:span><text:span text:style-name="T7">'9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0]</text:span><text:span text:style-name="T4"> </text:span><text:span text:style-name="T7">&amp;</text:span><text:span text:style-name="T4"> </text:span><text:span text:style-name="T7">0x80)</text:span></text:p>
      <text:p text:style-name="Standard"><text:span text:style-name="T4"><text:tab/></text:span><text:span text:style-name="T2">return</text:span><text:span text:style-name="T4"> </text:span><text:span text:style-name="T7">'C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1]</text:span><text:span text:style-name="T4"> </text:span><text:span text:style-name="T7">&amp;</text:span><text:span text:style-name="T4"> </text:span><text:span text:style-name="T7">0x01)</text:span></text:p>
      <text:p text:style-name="Standard"><text:span text:style-name="T4"><text:tab/></text:span><text:span text:style-name="T2">return</text:span><text:span text:style-name="T4"> </text:span><text:span text:style-name="T7">'4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1]</text:span><text:span text:style-name="T4"> </text:span><text:span text:style-name="T7">&amp;</text:span><text:span text:style-name="T4"> </text:span><text:span text:style-name="T7">0x02)</text:span></text:p>
      <text:p text:style-name="Standard"><text:span text:style-name="T4"><text:tab/></text:span><text:span text:style-name="T2">return</text:span><text:span text:style-name="T4"> </text:span><text:span text:style-name="T7">'5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1]</text:span><text:span text:style-name="T4"> </text:span><text:span text:style-name="T7">&amp;</text:span><text:span text:style-name="T4"> </text:span><text:span text:style-name="T7">0x04)</text:span></text:p>
      <text:p text:style-name="Standard"><text:span text:style-name="T4"><text:tab/></text:span><text:span text:style-name="T2">return</text:span><text:span text:style-name="T4"> </text:span><text:span text:style-name="T7">'6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1]</text:span><text:span text:style-name="T4"> </text:span><text:span text:style-name="T7">&amp;</text:span><text:span text:style-name="T4"> </text:span><text:span text:style-name="T7">0x08)</text:span></text:p>
      <text:p text:style-name="Standard"><text:span text:style-name="T4"><text:tab/></text:span><text:span text:style-name="T2">return</text:span><text:span text:style-name="T4"> </text:span><text:span text:style-name="T7">'B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1]</text:span><text:span text:style-name="T4"> </text:span><text:span text:style-name="T7">&amp;</text:span><text:span text:style-name="T4"> </text:span><text:span text:style-name="T7">0x10)</text:span></text:p>
      <text:p text:style-name="Standard"><text:span text:style-name="T4"><text:tab/></text:span><text:span text:style-name="T2">return</text:span><text:span text:style-name="T4"> </text:span><text:span text:style-name="T7">'1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1]</text:span><text:span text:style-name="T4"> </text:span><text:span text:style-name="T7">&amp;</text:span><text:span text:style-name="T4"> </text:span><text:span text:style-name="T7">0x20)</text:span></text:p>
      <text:p text:style-name="Standard"><text:span text:style-name="T4"><text:tab/></text:span><text:span text:style-name="T2">return</text:span><text:span text:style-name="T4"> </text:span><text:span text:style-name="T7">'2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1]</text:span><text:span text:style-name="T4"> </text:span><text:span text:style-name="T7">&amp;</text:span><text:span text:style-name="T4"> </text:span><text:span text:style-name="T7">0x40)</text:span></text:p>
      <text:p text:style-name="Standard"><text:span text:style-name="T4"><text:tab/></text:span><text:span text:style-name="T2">return</text:span><text:span text:style-name="T4"> </text:span><text:span text:style-name="T7">'3';</text:span></text:p>
      <text:p text:style-name="Standard"><text:span text:style-name="T4"><text:tab/></text:span><text:span text:style-name="T2">if</text:span><text:span text:style-name="T4"> </text:span><text:span text:style-name="T7">(</text:span><text:span text:style-name="T9">key_reg</text:span><text:span text:style-name="T7">[1]</text:span><text:span text:style-name="T4"> </text:span><text:span text:style-name="T7">&amp;</text:span><text:span text:style-name="T4"> </text:span><text:span text:style-name="T7">0x80)</text:span></text:p>
      <text:p text:style-name="Standard"><text:span text:style-name="T4"><text:tab/></text:span><text:span text:style-name="T2">return</text:span><text:span text:style-name="T4"> </text:span><text:span text:style-name="T7">'A';</text:span></text:p>
      <text:p text:style-name="Standard"><text:span text:style-name="T4"><text:tab/></text:span><text:span text:style-name="T8">// Nothing Found</text:span></text:p>
      <text:p text:style-name="Standard"><text:span text:style-name="T4"><text:tab/></text:span><text:span text:style-name="T2">return</text:span><text:span text:style-name="T4"> </text:span><text:span text:style-name="T7">0;</text:span></text:p>
      <text:p text:style-name="Standard"><text:span text:style-name="T7">}</text:span></text:p>
      <text:p text:style-name="P1"/>
      <text:p text:style-name="Standard"><text:span text:style-name="T2">void</text:span><text:span text:style-name="T4"> </text:span><text:span text:style-name="T10">write_2_nibbles</text:span><text:span text:style-name="T7">(</text:span><text:span text:style-name="T2">unsigned</text:span><text:span text:style-name="T4"> </text:span><text:span text:style-name="T2">char</text:span><text:span text:style-name="T4"> </text:span><text:span text:style-name="T9">b</text:span><text:span text:style-name="T7">)</text:span><text:span text:style-name="T4"> </text:span><text:span text:style-name="T7">{</text:span></text:p>
      <text:p text:style-name="Standard"><text:span text:style-name="T4"><text:tab/></text:span><text:span text:style-name="T11">_delay_us</text:span><text:span text:style-name="T7">(6000);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sth</text:span><text:span text:style-name="T4"> </text:span><text:span text:style-name="T7">=</text:span><text:span text:style-name="T4"> </text:span><text:span text:style-name="T6">PIND</text:span><text:span text:style-name="T7">;</text:span></text:p>
      <text:p text:style-name="Standard"><text:span text:style-name="T4"><text:tab/></text:span><text:span text:style-name="T9">sth</text:span><text:span text:style-name="T4"> </text:span><text:span text:style-name="T7">=</text:span><text:span text:style-name="T4"> </text:span><text:span text:style-name="T9">sth</text:span><text:span text:style-name="T4"> </text:span><text:span text:style-name="T7">&amp;</text:span><text:span text:style-name="T4"> </text:span><text:span text:style-name="T7">0x0F;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tmp1</text:span><text:span text:style-name="T4"> </text:span><text:span text:style-name="T7">=</text:span><text:span text:style-name="T4"> </text:span><text:span text:style-name="T9">b</text:span><text:span text:style-name="T4"> </text:span><text:span text:style-name="T7">&amp;</text:span><text:span text:style-name="T4"> </text:span><text:span text:style-name="T7">0xF0;</text:span></text:p>
      <text:p text:style-name="Standard"><text:span text:style-name="T4"><text:tab/></text:span><text:span text:style-name="T9">tmp1</text:span><text:span text:style-name="T4"> </text:span><text:span text:style-name="T7">+=</text:span><text:span text:style-name="T4"> </text:span><text:span text:style-name="T9">sth</text:span><text:span text:style-name="T7">;</text:span></text:p>
      <text:p text:style-name="Standard"><text:span text:style-name="T4"><text:tab/></text:span><text:span text:style-name="T6">PORTD</text:span><text:span text:style-name="T4"> </text:span><text:span text:style-name="T7">=</text:span><text:span text:style-name="T4"> </text:span><text:span text:style-name="T9">tmp1</text:span><text:span text:style-name="T7">;</text:span></text:p>
      <text:p text:style-name="Standard"><text:soft-page-break/><text:span text:style-name="T4"><text:tab/></text:span><text:span text:style-name="T6">PORTD</text:span><text:span text:style-name="T4"> </text:span><text:span text:style-name="T7">|=</text:span><text:span text:style-name="T4"> <text:s/></text:span><text:span text:style-name="T7">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4"><text:tab/></text:span><text:span text:style-name="T6">PORTD</text:span><text:span text:style-name="T4"> </text:span><text:span text:style-name="T7">&amp;=</text:span><text:span text:style-name="T4"> </text:span><text:span text:style-name="T7">~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4"><text:tab/></text:span><text:span text:style-name="T11">_delay_us</text:span><text:span text:style-name="T7">(6000);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tmp2</text:span><text:span text:style-name="T4"> </text:span><text:span text:style-name="T7">=</text:span><text:span text:style-name="T4"> </text:span><text:span text:style-name="T9">b</text:span><text:span text:style-name="T4"> </text:span><text:span text:style-name="T7">&amp;</text:span><text:span text:style-name="T4"> </text:span><text:span text:style-name="T7">0x0F;</text:span></text:p>
      <text:p text:style-name="Standard"><text:span text:style-name="T4"><text:tab/></text:span><text:span text:style-name="T9">tmp2</text:span><text:span text:style-name="T4"> </text:span><text:span text:style-name="T7">=</text:span><text:span text:style-name="T4"> </text:span><text:span text:style-name="T9">tmp2</text:span><text:span text:style-name="T4"> </text:span><text:span text:style-name="T7">&lt;&lt;</text:span><text:span text:style-name="T4"> </text:span><text:span text:style-name="T7">4;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tmp3</text:span><text:span text:style-name="T4"> </text:span><text:span text:style-name="T7">=</text:span><text:span text:style-name="T4"> </text:span><text:span text:style-name="T9">b</text:span><text:span text:style-name="T4"> </text:span><text:span text:style-name="T7">&amp;</text:span><text:span text:style-name="T4"> </text:span><text:span text:style-name="T7">0xF0;</text:span></text:p>
      <text:p text:style-name="Standard"><text:span text:style-name="T4"><text:tab/></text:span><text:span text:style-name="T9">tmp3</text:span><text:span text:style-name="T4"> </text:span><text:span text:style-name="T7">=</text:span><text:span text:style-name="T4"> </text:span><text:span text:style-name="T9">tmp3</text:span><text:span text:style-name="T4"> </text:span><text:span text:style-name="T7">&gt;&gt;</text:span><text:span text:style-name="T4"> </text:span><text:span text:style-name="T7">4;</text:span></text:p>
      <text:p text:style-name="Standard"><text:span text:style-name="T4"><text:tab/></text:span><text:span text:style-name="T9">b</text:span><text:span text:style-name="T4"> </text:span><text:span text:style-name="T7">=</text:span><text:span text:style-name="T4"> </text:span><text:span text:style-name="T9">tmp2</text:span><text:span text:style-name="T4"> </text:span><text:span text:style-name="T7">+</text:span><text:span text:style-name="T4"> </text:span><text:span text:style-name="T9">tmp3</text:span><text:span text:style-name="T7">;</text:span></text:p>
      <text:p text:style-name="Standard"><text:span text:style-name="T4"><text:tab/></text:span><text:span text:style-name="T9">b</text:span><text:span text:style-name="T4"> </text:span><text:span text:style-name="T7">=</text:span><text:span text:style-name="T4"> </text:span><text:span text:style-name="T9">b</text:span><text:span text:style-name="T4"> </text:span><text:span text:style-name="T7">&amp;</text:span><text:span text:style-name="T4"> </text:span><text:span text:style-name="T7">0xF0;</text:span></text:p>
      <text:p text:style-name="Standard"><text:span text:style-name="T4"><text:tab/></text:span><text:span text:style-name="T9">b</text:span><text:span text:style-name="T4"> </text:span><text:span text:style-name="T7">=</text:span><text:span text:style-name="T4"> </text:span><text:span text:style-name="T9">b</text:span><text:span text:style-name="T4"> </text:span><text:span text:style-name="T7">+</text:span><text:span text:style-name="T4"> </text:span><text:span text:style-name="T9">sth</text:span><text:span text:style-name="T7">;</text:span></text:p>
      <text:p text:style-name="Standard"><text:span text:style-name="T4"><text:tab/></text:span><text:span text:style-name="T6">PORTD</text:span><text:span text:style-name="T4"> </text:span><text:span text:style-name="T7">=</text:span><text:span text:style-name="T4"> </text:span><text:span text:style-name="T9">b</text:span><text:span text:style-name="T7">;</text:span></text:p>
      <text:p text:style-name="Standard"><text:span text:style-name="T4"><text:tab/></text:span><text:span text:style-name="T6">PORTD</text:span><text:span text:style-name="T4"> </text:span><text:span text:style-name="T7">|=</text:span><text:span text:style-name="T4"> <text:s/></text:span><text:span text:style-name="T7">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4"><text:tab/></text:span><text:span text:style-name="T6">PORTD</text:span><text:span text:style-name="T4"> </text:span><text:span text:style-name="T7">&amp;=</text:span><text:span text:style-name="T4"> </text:span><text:span text:style-name="T7">~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7">}</text:span></text:p>
      <text:p text:style-name="P1"/>
      <text:p text:style-name="Standard"><text:span text:style-name="T2">void</text:span><text:span text:style-name="T4"> </text:span><text:span text:style-name="T10">lcd_data</text:span><text:span text:style-name="T7">(</text:span><text:span text:style-name="T2">unsigned</text:span><text:span text:style-name="T4"> </text:span><text:span text:style-name="T2">char</text:span><text:span text:style-name="T4"> </text:span><text:span text:style-name="T9">orisma</text:span><text:span text:style-name="T7">)</text:span><text:span text:style-name="T4"> </text:span><text:span text:style-name="T7">{</text:span></text:p>
      <text:p text:style-name="Standard"><text:span text:style-name="T4"><text:tab/></text:span><text:span text:style-name="T6">PORTD</text:span><text:span text:style-name="T4"> </text:span><text:span text:style-name="T7">|=</text:span><text:span text:style-name="T4"> </text:span><text:span text:style-name="T7">(1</text:span><text:span text:style-name="T4"> </text:span><text:span text:style-name="T7">&lt;&lt;</text:span><text:span text:style-name="T4"> </text:span><text:span text:style-name="T6">PD2</text:span><text:span text:style-name="T7">);</text:span></text:p>
      <text:p text:style-name="Standard"><text:span text:style-name="T4"><text:tab/></text:span><text:span text:style-name="T10">write_2_nibbles</text:span><text:span text:style-name="T7">(</text:span><text:span text:style-name="T9">orisma</text:span><text:span text:style-name="T7">);</text:span></text:p>
      <text:p text:style-name="Standard"><text:span text:style-name="T4"><text:tab/></text:span><text:span text:style-name="T11">_delay_us</text:span><text:span text:style-name="T7">(43);</text:span></text:p>
      <text:p text:style-name="Standard"><text:span text:style-name="T7">}</text:span></text:p>
      <text:p text:style-name="P1"/>
      <text:p text:style-name="Standard"><text:span text:style-name="T2">void</text:span><text:span text:style-name="T4"> </text:span><text:span text:style-name="T10">lcd_command</text:span><text:span text:style-name="T7">(</text:span><text:span text:style-name="T2">unsigned</text:span><text:span text:style-name="T4"> </text:span><text:span text:style-name="T2">char</text:span><text:span text:style-name="T4"> </text:span><text:span text:style-name="T9">orisma1</text:span><text:span text:style-name="T7">)</text:span><text:span text:style-name="T4"> </text:span><text:span text:style-name="T7">{</text:span></text:p>
      <text:p text:style-name="Standard"><text:span text:style-name="T4"><text:tab/></text:span><text:span text:style-name="T6">PORTD</text:span><text:span text:style-name="T4"> </text:span><text:span text:style-name="T7">&amp;=</text:span><text:span text:style-name="T4"> </text:span><text:span text:style-name="T7">~(1</text:span><text:span text:style-name="T4"> </text:span><text:span text:style-name="T7">&lt;&lt;</text:span><text:span text:style-name="T4"> </text:span><text:span text:style-name="T6">PD2</text:span><text:span text:style-name="T7">);</text:span></text:p>
      <text:p text:style-name="Standard"><text:span text:style-name="T4"><text:tab/></text:span><text:span text:style-name="T10">write_2_nibbles</text:span><text:span text:style-name="T7">(</text:span><text:span text:style-name="T9">orisma1</text:span><text:span text:style-name="T7">);</text:span></text:p>
      <text:p text:style-name="Standard"><text:span text:style-name="T4"><text:tab/></text:span><text:span text:style-name="T11">_delay_us</text:span><text:span text:style-name="T7">(39);</text:span></text:p>
      <text:p text:style-name="Standard"><text:span text:style-name="T7">}</text:span></text:p>
      <text:p text:style-name="P1"/>
      <text:p text:style-name="Standard"><text:span text:style-name="T2">void</text:span><text:span text:style-name="T4"> </text:span><text:span text:style-name="T10">lcd_init</text:span><text:span text:style-name="T7">()</text:span><text:span text:style-name="T4"> </text:span><text:span text:style-name="T7">{</text:span></text:p>
      <text:p text:style-name="Standard"><text:span text:style-name="T4"><text:tab/></text:span><text:span text:style-name="T11">_delay_ms</text:span><text:span text:style-name="T7">(40);</text:span></text:p>
      <text:p text:style-name="Standard"><text:span text:style-name="T4"><text:tab/></text:span><text:span text:style-name="T6">PORTD</text:span><text:span text:style-name="T4"> </text:span><text:span text:style-name="T7">=</text:span><text:span text:style-name="T4"> </text:span><text:span text:style-name="T7">0x30;</text:span></text:p>
      <text:p text:style-name="Standard"><text:span text:style-name="T4"><text:tab/></text:span><text:span text:style-name="T6">PORTD</text:span><text:span text:style-name="T4"> </text:span><text:span text:style-name="T7">|=</text:span><text:span text:style-name="T4"> </text:span><text:span text:style-name="T7">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4"><text:tab/></text:span><text:span text:style-name="T6">PORTD</text:span><text:span text:style-name="T4"> </text:span><text:span text:style-name="T7">&amp;=</text:span><text:span text:style-name="T4"> </text:span><text:span text:style-name="T7">~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4"><text:tab/></text:span><text:span text:style-name="T11">_delay_us</text:span><text:span text:style-name="T7">(39);</text:span></text:p>
      <text:p text:style-name="Standard"><text:span text:style-name="T4"><text:tab/></text:span><text:span text:style-name="T11">_delay_us</text:span><text:span text:style-name="T7">(1000);</text:span></text:p>
      <text:p text:style-name="Standard"><text:span text:style-name="T4"><text:tab/></text:span><text:span text:style-name="T6">PORTD</text:span><text:span text:style-name="T4"> </text:span><text:span text:style-name="T7">=</text:span><text:span text:style-name="T4"> </text:span><text:span text:style-name="T7">0x30;</text:span></text:p>
      <text:p text:style-name="Standard"><text:span text:style-name="T4"><text:tab/></text:span><text:span text:style-name="T6">PORTD</text:span><text:span text:style-name="T4"> </text:span><text:span text:style-name="T7">|=</text:span><text:span text:style-name="T4"> </text:span><text:span text:style-name="T7">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4"><text:tab/></text:span><text:span text:style-name="T6">PORTD</text:span><text:span text:style-name="T4"> </text:span><text:span text:style-name="T7">&amp;=</text:span><text:span text:style-name="T4"> </text:span><text:span text:style-name="T7">~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4"><text:tab/></text:span><text:span text:style-name="T11">_delay_us</text:span><text:span text:style-name="T7">(39);</text:span></text:p>
      <text:p text:style-name="Standard"><text:span text:style-name="T4"><text:tab/></text:span><text:span text:style-name="T11">_delay_us</text:span><text:span text:style-name="T7">(1000);</text:span></text:p>
      <text:p text:style-name="Standard"><text:span text:style-name="T4"><text:tab/></text:span><text:span text:style-name="T6">PORTD</text:span><text:span text:style-name="T4"> </text:span><text:span text:style-name="T7">=</text:span><text:span text:style-name="T4"> </text:span><text:span text:style-name="T7">0x20;</text:span></text:p>
      <text:p text:style-name="Standard"><text:span text:style-name="T4"><text:tab/></text:span><text:span text:style-name="T6">PORTD</text:span><text:span text:style-name="T4"> </text:span><text:span text:style-name="T7">|=</text:span><text:span text:style-name="T4"> </text:span><text:span text:style-name="T7">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4"><text:tab/></text:span><text:span text:style-name="T6">PORTD</text:span><text:span text:style-name="T4"> </text:span><text:span text:style-name="T7">&amp;=</text:span><text:span text:style-name="T4"> </text:span><text:span text:style-name="T7">~(1</text:span><text:span text:style-name="T4"> </text:span><text:span text:style-name="T7">&lt;&lt;</text:span><text:span text:style-name="T4"> </text:span><text:span text:style-name="T6">PD3</text:span><text:span text:style-name="T7">);</text:span></text:p>
      <text:p text:style-name="Standard"><text:span text:style-name="T4"><text:tab/></text:span><text:span text:style-name="T11">_delay_us</text:span><text:span text:style-name="T7">(39);</text:span></text:p>
      <text:p text:style-name="Standard"><text:span text:style-name="T4"><text:tab/></text:span><text:span text:style-name="T11">_delay_us</text:span><text:span text:style-name="T7">(1000);</text:span></text:p>
      <text:p text:style-name="Standard"><text:span text:style-name="T4"><text:tab/></text:span><text:span text:style-name="T2">unsigned</text:span><text:span text:style-name="T4"> </text:span><text:span text:style-name="T2">char</text:span><text:span text:style-name="T4"> </text:span><text:span text:style-name="T9">arg</text:span><text:span text:style-name="T4"> </text:span><text:span text:style-name="T7">=</text:span><text:span text:style-name="T4"> </text:span><text:span text:style-name="T7">0x28;</text:span></text:p>
      <text:p text:style-name="Standard"><text:span text:style-name="T4"><text:tab/></text:span><text:span text:style-name="T10">lcd_command</text:span><text:span text:style-name="T7">(</text:span><text:span text:style-name="T9">arg</text:span><text:span text:style-name="T7">);</text:span></text:p>
      <text:p text:style-name="Standard"><text:span text:style-name="T4"><text:tab/></text:span><text:span text:style-name="T9">arg</text:span><text:span text:style-name="T4"> </text:span><text:span text:style-name="T7">=</text:span><text:span text:style-name="T4"> </text:span><text:span text:style-name="T7">0x0c;</text:span></text:p>
      <text:p text:style-name="Standard"><text:span text:style-name="T4"><text:tab/></text:span><text:span text:style-name="T10">lcd_command</text:span><text:span text:style-name="T7">(</text:span><text:span text:style-name="T9">arg</text:span><text:span text:style-name="T7">);</text:span></text:p>
      <text:p text:style-name="Standard"><text:span text:style-name="T4"><text:tab/></text:span><text:span text:style-name="T9">arg</text:span><text:span text:style-name="T4"> </text:span><text:span text:style-name="T7">=</text:span><text:span text:style-name="T4"> </text:span><text:span text:style-name="T7">0x01;</text:span></text:p>
      <text:p text:style-name="Standard"><text:span text:style-name="T4"><text:tab/></text:span><text:span text:style-name="T10">lcd_command</text:span><text:span text:style-name="T7">(</text:span><text:span text:style-name="T9">arg</text:span><text:span text:style-name="T7">);</text:span></text:p>
      <text:p text:style-name="Standard"><text:span text:style-name="T4"><text:tab/></text:span><text:span text:style-name="T11">_delay_us</text:span><text:span text:style-name="T7">(1530);</text:span></text:p>
      <text:p text:style-name="Standard"><text:span text:style-name="T4"><text:tab/></text:span><text:span text:style-name="T9">arg</text:span><text:span text:style-name="T4"> </text:span><text:span text:style-name="T7">=</text:span><text:span text:style-name="T4"> </text:span><text:span text:style-name="T7">0x06;</text:span></text:p>
      <text:p text:style-name="Standard"><text:span text:style-name="T4"><text:tab/></text:span><text:span text:style-name="T10">lcd_command</text:span><text:span text:style-name="T7">(</text:span><text:span text:style-name="T9">arg</text:span><text:span text:style-name="T7">);</text:span></text:p>
      <text:p text:style-name="Standard"><text:span text:style-name="T7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6T18:10:03.298000000</meta:creation-date>
    <dc:date>2022-01-16T18:10:52.533000000</dc:date>
    <meta:editing-duration>PT48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263" meta:word-count="1003" meta:character-count="6340" meta:non-whitespace-character-count="5375"/>
  </office:meta>
</office:document-meta>
</file>